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e4b1"/>
    </style:style>
    <style:style style:name="P2" style:family="paragraph" style:parent-style-name="Standard">
      <style:text-properties fo:font-size="14pt"/>
    </style:style>
    <style:style style:name="P3" style:family="paragraph" style:parent-style-name="Standard">
      <style:text-properties fo:font-size="14pt" officeooo:paragraph-rsid="0004e4b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rse Code: <text:span text:style-name="T1">MCSC-103,</text:span></text:p>
      <text:p text:style-name="P1">Course Name : <text:span text:style-name="T1">ADVANCED COMPUTER NETWORKS AND COMMUNICATION,</text:span></text:p>
      <text:p text:style-name="Standard">Credit: <text:span text:style-name="T1">4</text:span></text:p>
      <text:p text:style-name="Standard"/>
      <text:p text:style-name="P3">1) telecommunications history;</text:p>
      <text:p text:style-name="P3">2) telecommunications media (conducted and radiated);</text:p>
      <text:p text:style-name="P3">3)transmission characteristics (including an introduction to coding and modulation techniques);</text:p>
      <text:p text:style-name="P3">4) error characteristics, detection, and correction;</text:p>
      <text:p text:style-name="P3">5) local and wide area networking applications,</text:p>
      <text:p text:style-name="P3">hardware, and software; </text:p>
      <text:p text:style-name="P3">6) the OSI model;</text:p>
      <text:p text:style-name="P3">7) industry standards;</text:p>
      <text:p text:style-name="P3">8) topologies;</text:p>
      <text:p text:style-name="P3">9) protocols;</text:p>
      <text:p text:style-name="P3">10) internetworking devices;</text:p>
      <text:p text:style-name="P3">11) communications management;</text:p>
      <text:p text:style-name="P3">12) security and recovery;</text:p>
      <text:p text:style-name="P3">13) information system applications; and</text:p>
      <text:p text:style-name="P3">14) the selection of telecommunications and networking systems communication security, </text:p>
      <text:p text:style-name="P3"/>
      <text:p text:style-name="P3">Digital signatures, authentication protocols. </text:p>
      <text:p text:style-name="P3">WLAN, Mobile IP. SNMP (V1 and V2)-Organizational model-System Overview, </text:p>
      <text:p text:style-name="P3">The information model, communication model-Functional model, </text:p>
      <text:p text:style-name="P3">SNMP proxy server. Broadband networks andservices, </text:p>
      <text:p text:style-name="P3">ATM Technology, Configuration management, </text:p>
      <text:p text:style-name="P3">Fault management, performance management. </text:p>
      <text:p text:style-name="P3">Network Management Tools, Network Statistics Measurement Systems WebBased Management, XML Based Network Management</text:p>
      <text:p text:style-name="P3"/>
      <text:p text:style-name="P3"/>
      <text:p text:style-name="P2">Lab: <text:span text:style-name="T1">Programming protocol USING C/C++ and MATLAB and practicing the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2:55:20.044996104</meta:creation-date>
    <dc:date>2022-08-24T04:45:26.321163182</dc:date>
    <meta:editing-duration>PT3M23S</meta:editing-duration>
    <meta:editing-cycles>2</meta:editing-cycles>
    <meta:generator>LibreOffice/6.4.6.2$Linux_X86_64 LibreOffice_project/40$Build-2</meta:generator>
    <meta:print-date>2022-08-25T03:02:57.854472753</meta:print-date>
    <meta:document-statistic meta:table-count="0" meta:image-count="0" meta:object-count="0" meta:page-count="1" meta:paragraph-count="26" meta:word-count="140" meta:character-count="1167" meta:non-whitespace-character-count="1045"/>
  </office:meta>
</office:document-meta>
</file>